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e9295" officeooo:paragraph-rsid="000e9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factoring</text:h>
      <text:p text:style-name="P1">Bla</text:p>
      <text:h text:style-name="Heading_20_2" text:outline-level="2">Code Smell 1 - &lt;Titel&gt;</text:h>
      <text:p text:style-name="P1">Bla</text:p>
      <text:h text:style-name="Heading_20_3" text:outline-level="3">Refectoring</text:h>
      <text:p text:style-name="P1">Bla</text:p>
      <text:h text:style-name="Heading_20_2" text:outline-level="2">Code Smell 2 - &lt;Titel&gt;</text:h>
      <text:p text:style-name="P1">Bla</text:p>
      <text:h text:style-name="Heading_20_3" text:outline-level="3">Refectoring</text:h>
      <text:p text:style-name="P1">Bla</text:p>
      <text:h text:style-name="Heading_20_2" text:outline-level="2">Code Smell 3 - &lt;Titel&gt;</text:h>
      <text:p text:style-name="P1">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13:26:29.549000000</dc:date>
    <meta:editing-duration>PT3M6S</meta:editing-duration>
    <meta:editing-cycles>1</meta:editing-cycles>
    <meta:document-statistic meta:table-count="0" meta:image-count="0" meta:object-count="0" meta:page-count="1" meta:paragraph-count="12" meta:word-count="24" meta:character-count="117" meta:non-whitespace-character-count="105"/>
    <meta:generator>LibreOffice/7.4.2.3$Windows_X86_64 LibreOffice_project/382eef1f22670f7f4118c8c2dd222ec7ad009daf</meta:generator>
  </office:meta>
</office:document-meta>
</file>